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3d69b" style:cell-protect="protected" style:print-content="true" style:diagonal-bl-tr="none" style:diagonal-tl-br="none" style:text-align-source="value-type" style:repeat-content="false" fo:wrap-option="no-wrap" fo:border-left="0.74pt solid #c0c0c0" style:direction="ltr" fo:border-right="none" style:rotation-angle="0" style:rotation-align="none" style:shrink-to-fit="false" fo:border-top="0.74pt solid #c0c0c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Excel_20_Built-in_20_Hyperlink">
      <style:table-cell-properties style:text-align-source="fix" style:repeat-content="false" fo:wrap-option="wrap"/>
      <style:paragraph-properties fo:text-align="center" fo:margin-left="0cm"/>
      <style:text-properties fo:color="#000000" style:font-name="Liberation Serif" fo:language="en" fo:country="AU" fo:font-style="normal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c3d69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fo:border-bottom="0.74pt solid #c0c0c0" fo:background-color="#d7e4b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ackground-color="#c3d69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background-color="#ffe99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>
      <style:table-cell-properties fo:background-color="#b3cac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>
      <style:table-cell-properties fo:background-color="#fff5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>
      <style:table-cell-properties fo:background-color="#e8f2a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fo:background-color="#ffff6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ff" draw:textarea-horizontal-align="justify" draw:textarea-vertical-align="top" draw:auto-grow-height="true" draw:auto-grow-width="false" draw:fit-to-size="false" style:shrink-to-fit="false" fo:max-width="12cm" fo:min-height="0.4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6"/>
        <table:table-column table:style-name="co2" table:default-cell-style-name="ce30"/>
        <table:table-column table:style-name="co3" table:default-cell-style-name="ce32"/>
        <table:table-column table:style-name="co4" table:default-cell-style-name="ce32"/>
        <table:table-column table:style-name="co5" table:number-columns-repeated="13" table:default-cell-style-name="ce32"/>
        <table:table-row table:style-name="ro1">
          <table:table-cell table:style-name="ce1"/>
          <table:table-cell table:style-name="ce4" table:number-columns-repeated="3"/>
          <table:table-cell table:style-name="ce34" office:value-type="string" calcext:value-type="string" table:number-columns-spanned="3" table:number-rows-spanned="1">
            <text:p>Passing</text:p>
          </table:table-cell>
          <table:covered-table-cell table:number-columns-repeated="2" table:style-name="ce34"/>
          <table:table-cell table:style-name="ce34" office:value-type="string" calcext:value-type="string" table:number-columns-spanned="2" table:number-rows-spanned="1">
            <text:p>Rushing</text:p>
          </table:table-cell>
          <table:covered-table-cell table:style-name="ce34"/>
          <table:table-cell table:style-name="ce34" office:value-type="string" calcext:value-type="string" table:number-columns-spanned="3" table:number-rows-spanned="1">
            <text:p>Receiving</text:p>
          </table:table-cell>
          <table:covered-table-cell table:number-columns-repeated="2" table:style-name="ce34"/>
          <table:table-cell table:style-name="ce34" office:value-type="string" calcext:value-type="string">
            <text:p>Returns</text:p>
          </table:table-cell>
          <table:table-cell table:style-name="ce34" office:value-type="string" calcext:value-type="string" table:number-columns-spanned="2" table:number-rows-spanned="1">
            <text:p>Misc</text:p>
          </table:table-cell>
          <table:covered-table-cell table:style-name="ce34"/>
          <table:table-cell table:style-name="ce34" office:value-type="string" calcext:value-type="string">
            <text:p>Fumbles</text:p>
          </table:table-cell>
          <table:table-cell table:style-name="ce34" office:value-type="string" calcext:value-type="string">
            <text:p>Fantasy</text:p>
          </table:table-cell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office:annotation draw:style-name="gr1" draw:text-style-name="P2" svg:width="3.341cm" svg:height="0.608cm" svg:x="9.029cm" svg:y="0cm" draw:caption-point-x="-1.227cm" draw:caption-point-y="0.461cm">
              <dc:date>2022-10-08T00:00:00</dc:date>
              <text:p text:style-name="P1"><text:span text:style-name="T1">Click to Filter</text:span></text:p>
            </office:annotation>
            <text:p>Pos</text:p>
          </table:table-cell>
          <table:table-cell table:style-name="ce8" office:value-type="string" calcext:value-type="string">
            <text:p>Yds</text:p>
          </table:table-cell>
          <table:table-cell table:style-name="ce8" office:value-type="string" calcext:value-type="string">
            <text:p>TD</text:p>
          </table:table-cell>
          <table:table-cell table:style-name="ce8" office:value-type="string" calcext:value-type="string">
            <text:p>Int</text:p>
          </table:table-cell>
          <table:table-cell table:style-name="ce13" office:value-type="string" calcext:value-type="string">
            <text:p>Yds</text:p>
          </table:table-cell>
          <table:table-cell table:style-name="ce13" office:value-type="string" calcext:value-type="string">
            <text:p>TD</text:p>
          </table:table-cell>
          <table:table-cell table:style-name="ce15" office:value-type="string" calcext:value-type="string">
            <text:p>Rec</text:p>
          </table:table-cell>
          <table:table-cell table:style-name="ce15" office:value-type="string" calcext:value-type="string">
            <text:p>Yds</text:p>
          </table:table-cell>
          <table:table-cell table:style-name="ce15" office:value-type="string" calcext:value-type="string">
            <text:p>TD</text:p>
          </table:table-cell>
          <table:table-cell table:style-name="ce19" office:value-type="string" calcext:value-type="string">
            <text:p>TD</text:p>
          </table:table-cell>
          <table:table-cell table:style-name="ce20" office:value-type="string" calcext:value-type="string">
            <text:p>FumTD</text:p>
          </table:table-cell>
          <table:table-cell table:style-name="ce20" office:value-type="string" calcext:value-type="string">
            <text:p>2PT</text:p>
          </table:table-cell>
          <table:table-cell table:style-name="ce22" office:value-type="string" calcext:value-type="string">
            <text:p>Lost</text:p>
          </table:table-cell>
          <table:table-cell table:style-name="ce24" office:value-type="string" calcext:value-type="string">
            <text:p>Point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red Goff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QB</text:p>
          </table:table-cell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3.22" calcext:value-type="float">
            <text:p>33.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no Smith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QB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sell Wils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QB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7.48" calcext:value-type="float">
            <text:p>27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m Brady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QB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sh Alle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QB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3.52" calcext:value-type="float">
            <text:p>23.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trick Mahomes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QB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3.36" calcext:value-type="float">
            <text:p>23.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yler Murray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QB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2.88" calcext:value-type="float">
            <text:p>22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niel Jones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QB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1.64" calcext:value-type="float">
            <text:p>21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stin Herbert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QB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e Burrow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QB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0.08" calcext:value-type="float">
            <text:p>20.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ch Wilso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QB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.78" calcext:value-type="float">
            <text:p>18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t Rya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B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7.84" calcext:value-type="float">
            <text:p>17.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oper Rush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QB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7.62" calcext:value-type="float">
            <text:p>17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aron Rodger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QB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len Hurt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QB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5.96" calcext:value-type="float">
            <text:p>15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coby Brisset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QB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4.96" calcext:value-type="float">
            <text:p>14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yan Tannehill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QB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4.38" calcext:value-type="float">
            <text:p>14.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immy Garoppolo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QB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vis Mill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QB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3.84" calcext:value-type="float">
            <text:p>13.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y Dal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B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74" calcext:value-type="float">
            <text:p>13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mar Jackso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QB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3.06" calcext:value-type="float">
            <text:p>13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rk Cousi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B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2.92" calcext:value-type="float">
            <text:p>12.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enny Picket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QB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rek Carr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QB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ddy Bridgewater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QB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.82" calcext:value-type="float">
            <text:p>10.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stin Field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QB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.16" calcext:value-type="float">
            <text:p>10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son Wentz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Q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thew Stafford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QB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.76" calcext:value-type="float">
            <text:p>6.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iley Zapp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QB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ker Mayfiel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QB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vor Lawrence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QB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.66" calcext:value-type="float">
            <text:p>5.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cus Mariot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QB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ua Tagovailoa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QB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ian Hoye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QB</text:p>
          </table:table-cell>
          <table:table-cell office:value-type="float" office:value="37" calcext:value-type="float">
            <text:p>37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tchell Trubisky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QB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yrod Taylor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Q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stin Ekel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sh Jacob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les Sander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shaad Penn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meon Pierc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ian McCaffrey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maal William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rrick Henry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yde Edwards-Helair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.K. Dobbin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ck Chubb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onard Fournet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quon Barkley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e Mixo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eece Hall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mien Harri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x Burkhead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chaad Whi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aron Jone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tavius Murray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ff Wilson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hamondre Stevenso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eb Huntley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vin Singletary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yler Allgeie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halil Herber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mes Conner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lvin Coo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zekiel Elliot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heem Moster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se Edmonds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rdarrelle Patterso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J Dill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tonio Gib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reem Hun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xander Matti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enneth Gainwel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stin Jacks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.D. McKissic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stice Hill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jee Harri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4" calcext:value-type="float">
            <text:p>7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k Ing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rrell Henderso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siah Pacheco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ntrell Hilliard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ny Michel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o Benjami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yle Juszczyk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aig Reynold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trick Ricard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chael Carter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nathan William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Mycal Hasty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ke Boone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vonte William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enneth Walker II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nathan Taylor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vis Etienne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ylen Warre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mes Robinson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stan Ebner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mir White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yheim Hine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y Sermo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rrel Williams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t Breida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ny Pollard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shua Kelley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m Aker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rick McKinn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don Bolden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ck Mos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'Onta Forema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vin Gord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stin Jeffer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ke Evan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oper Kupp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yreek Hill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e Higgins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ebo Samuel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K Metcalf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eDee Lamb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sh Reynold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mal Agnew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quise Brow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vante Adam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ke Williams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din Cook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rey Davis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en Lazar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 Ola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orge Picken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rtland Sutt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rry Jeudy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am Thiele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.J. Brow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meo Doub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rnell Moone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han Dot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yler Locket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bert Woods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 Godwi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'Marr Chase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saiah McKenzi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.J. Moor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novan Peoples-Jones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c Pierc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co Collin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chael Gallup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Vante Parke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efon Digg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Ju Smith-Schuster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nt Sherfield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quez Valdes-Scantling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ian Wat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ah Brow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vin Duvernay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ijah Moor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m Kennedy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quez Calla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ris Campbell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ian Kirk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rtis Samue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don Aiyuk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yler Boyd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62" calcext:value-type="float">
            <text:p>7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lson Agholo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lamide Zaccheau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ndall Cobb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chael Bandy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J Hamler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ck Hollin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chael Pittma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rrett Wilso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endall Hint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ylen Waddle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endrick Bourn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xton Berrios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bbie Anderso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vid Bell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n Skowronek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kyy Moor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lif Raymond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shod Batema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rvis Land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Vonta Smit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sell Gag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halil Shakir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uan Jenning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ontae Johnso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ylon Burks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hton Duli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rake Londo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ndale Moor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intez Cephu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rry McLauri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sh Palm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marcus Robinso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'Quan Smi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en Robinso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'Wayne Eskridg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be Davi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len Nailo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rius Slayton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ri Cooper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l'Jordan Humphrey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mison Crowder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lio Jone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yami Brow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ndre Cart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g Dortch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y-Ray McClou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le Beasley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.J. Osbor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vid Sills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cole Hardma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trell Washingt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don Powell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quanimeous St. Brow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chie James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onte Har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lus Jones Jr.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.J. Hockens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 Alie-Co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vis Kelc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yler Higbe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rald Everett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ch Ertz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t Freiermuth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ll Dissl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igoziem Okonkwo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llas Goeder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yden Hurst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ylen Granso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bert Tonya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vid Njoku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yler Conkli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ysom Hi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dy Forts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meron Bra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ah Fan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wson Knox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gan Thoma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am Trautm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mmy Trembl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wan Johns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ah Gray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hn Bate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 Ott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rison Bryan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y McBrid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rren Waller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rdan Akin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niel Bellinger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rv Smit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lby Parkins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.J. Howard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le Kme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orge Kittl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ke Gesicki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lani Wood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n Arnold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k Andrew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yle Pitt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ric Saubert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unter Henry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von Wesco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ker Hesse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 Kief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nner Hudson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tchell Wilcox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an Engram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endall Blanto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ke Ferguso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an Thom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stin Hooper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e' McKitty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ch Gentry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 Manhertz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/>
          <table:table-cell table:style-name="ce31"/>
          <table:table-cell table:style-name="ce33" table:number-columns-repeated="15"/>
        </table:table-row>
        <table:table-row table:style-name="ro1">
          <table:table-cell/>
          <table:table-cell table:style-name="ce31"/>
          <table:table-cell table:style-name="ce33" table:number-columns-repeated="2"/>
          <table:table-cell office:value-type="string" calcext:value-type="string">
            <text:p><text:a xlink:href="https://fantasy.nfl.com/league/7538629/players?_selectedColumnSortOrder_=desc&amp;playerStatus=all&amp;position=7&amp;sort=33&amp;statCategory=stats&amp;statSeason=2022&amp;statType=weekStats&amp;statWeek=4" xlink:type="simple">Made</text:a></text:p>
          </table:table-cell>
          <table:table-cell office:value-type="string" calcext:value-type="string">
            <text:p><text:a xlink:href="https://fantasy.nfl.com/league/7538629/players?_selectedColumnSortOrder_=desc&amp;playerStatus=all&amp;position=7&amp;sort=35&amp;statCategory=stats&amp;statSeason=2022&amp;statType=weekStats&amp;statWeek=4" xlink:type="simple">0-19</text:a></text:p>
          </table:table-cell>
          <table:table-cell office:value-type="string" calcext:value-type="string">
            <text:p><text:a xlink:href="https://fantasy.nfl.com/league/7538629/players?_selectedColumnSortOrder_=desc&amp;playerStatus=all&amp;position=7&amp;sort=36&amp;statCategory=stats&amp;statSeason=2022&amp;statType=weekStats&amp;statWeek=4" xlink:type="simple">20-29</text:a></text:p>
          </table:table-cell>
          <table:table-cell office:value-type="string" calcext:value-type="string">
            <text:p><text:a xlink:href="https://fantasy.nfl.com/league/7538629/players?_selectedColumnSortOrder_=desc&amp;playerStatus=all&amp;position=7&amp;sort=37&amp;statCategory=stats&amp;statSeason=2022&amp;statType=weekStats&amp;statWeek=4" xlink:type="simple">30-39</text:a></text:p>
          </table:table-cell>
          <table:table-cell office:value-type="string" calcext:value-type="string">
            <text:p><text:a xlink:href="https://fantasy.nfl.com/league/7538629/players?_selectedColumnSortOrder_=desc&amp;playerStatus=all&amp;position=7&amp;sort=38&amp;statCategory=stats&amp;statSeason=2022&amp;statType=weekStats&amp;statWeek=4" xlink:type="simple">40-49</text:a></text:p>
          </table:table-cell>
          <table:table-cell office:value-type="string" calcext:value-type="string">
            <text:p><text:a xlink:href="https://fantasy.nfl.com/league/7538629/players?_selectedColumnSortOrder_=desc&amp;playerStatus=all&amp;position=7&amp;sort=39&amp;statCategory=stats&amp;statSeason=2022&amp;statType=weekStats&amp;statWeek=4" xlink:type="simple">50+</text:a></text:p>
          </table:table-cell>
          <table:table-cell office:value-type="string" calcext:value-type="string">
            <text:p><text:a xlink:href="https://fantasy.nfl.com/league/7538629/players?sortOrder=desc&amp;playerStatus=all&amp;position=7&amp;sort=pts&amp;statCategory=stats&amp;statSeason=2022&amp;statType=weekStats&amp;statWeek=4" xlink:type="simple">Points</text:a>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g Josep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ett Maher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niel Carlson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son Myer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ke Badgley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 Boswell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yler Bas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unghoe Koo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an McPherso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thew Wright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ustin Hopkins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stin Tucker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on Crosby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t Gay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son Sanders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aham Gano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t Prater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 York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l Lut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yan Succop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ndy Bullock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'imi Fairbairn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ck Folk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bbie Gou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ddy Pineir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g Zuerlei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inik Eberle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ke Elliot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se McLaughli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don McMan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ey Sly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ley Patterson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33" table:number-columns-repeated="6"/>
        </table:table-row>
        <table:table-row table:style-name="ro1" table:number-rows-repeated="3">
          <table:table-cell/>
          <table:table-cell table:style-name="ce31"/>
          <table:table-cell table:style-name="ce33"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 Francisco 49er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York Giant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iladelphia Eagle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izona Cardinals</text:p>
          </table:table-cell>
          <table:table-cell/>
          <table:table-cell office:value-type="string" calcext:value-type="string">
            <text:p>DE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York Jet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England Patriots</text:p>
          </table:table-cell>
          <table:table-cell/>
          <table:table-cell office:value-type="string" calcext:value-type="string">
            <text:p>DE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 Vegas Raider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llas Cowboys</text:p>
          </table:table-cell>
          <table:table-cell/>
          <table:table-cell office:value-type="string" calcext:value-type="string">
            <text:p>DE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nnessee Titan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cksonville Jaguar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olina Panthers</text:p>
          </table:table-cell>
          <table:table-cell/>
          <table:table-cell office:value-type="string" calcext:value-type="string">
            <text:p>DE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s Angeles Charger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ffalo Bills</text:p>
          </table:table-cell>
          <table:table-cell/>
          <table:table-cell office:value-type="string" calcext:value-type="string">
            <text:p>DE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n Bay Packer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attle Seahawks</text:p>
          </table:table-cell>
          <table:table-cell/>
          <table:table-cell office:value-type="string" calcext:value-type="string">
            <text:p>DE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icago Bears</text:p>
          </table:table-cell>
          <table:table-cell/>
          <table:table-cell office:value-type="string" calcext:value-type="string">
            <text:p>DE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ncinnati Bengal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lanta Falcons</text:p>
          </table:table-cell>
          <table:table-cell/>
          <table:table-cell office:value-type="string" calcext:value-type="string">
            <text:p>DE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nesota Viking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ltimore Ravens</text:p>
          </table:table-cell>
          <table:table-cell/>
          <table:table-cell office:value-type="string" calcext:value-type="string">
            <text:p>DE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ttsburgh Steeler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nsas City Chief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Orleans Saint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eveland Browns</text:p>
          </table:table-cell>
          <table:table-cell/>
          <table:table-cell office:value-type="string" calcext:value-type="string">
            <text:p>DE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dianapolis Colt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nver Bronco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uston Texan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mpa Bay Buccaneer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shington Commander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ami Dolphin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s Angeles Rams</text:p>
          </table:table-cell>
          <table:table-cell/>
          <table:table-cell office:value-type="string" calcext:value-type="string">
            <text:p>DEF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33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troit Lions</text:p>
          </table:table-cell>
          <table:table-cell/>
          <table:table-cell office:value-type="string" calcext:value-type="string">
            <text:p>DEF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float" office:value="-2" calcext:value-type="float">
            <text:p>-2</text:p>
          </table:table-cell>
          <table:table-cell table:style-name="ce33" table:number-columns-repeated="4"/>
        </table:table-row>
        <table:table-row table:style-name="ro1" table:number-rows-repeated="2">
          <table:table-cell table:style-name="ce9"/>
          <table:table-cell table:style-name="Default" table:number-columns-repeated="16"/>
        </table:table-row>
        <table:table-row table:style-name="ro1">
          <table:table-cell table:style-name="ce9"/>
          <table:table-cell table:style-name="Default" table:number-columns-repeated="16"/>
        </table:table-row>
      </table:table>
      <table:named-expressions/>
      <table:database-ranges>
        <table:database-range table:name="__Anonymous_Sheet_DB__0" table:target-range-address="Sheet1.A3:Sheet1.D303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0" number:min-decimal-places="0" number:min-integer-digits="1"/>
    </number:number-style>
    <number:number-style style:name="N144P1" style:volatile="true">
      <number:text>-</number:text>
      <number:number number:decimal-places="0" number:min-decimal-places="0" number:min-integer-digits="1"/>
    </number:number-style>
    <number:number-style style:name="N144P2" style:volatile="true">
      <number:text>-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4" style:display-name="ConditionalStyle_14" style:family="table-cell" style:parent-style-name="Default">
      <style:table-cell-properties fo:background-color="#eaeaea"/>
    </style:style>
    <style:style style:name="ConditionalStyle_5f_13" style:display-name="ConditionalStyle_13" style:family="table-cell" style:parent-style-name="Default">
      <style:text-properties fo:color="#7030a0"/>
    </style:style>
    <style:style style:name="ConditionalStyle_5f_12" style:display-name="ConditionalStyle_12" style:family="table-cell" style:parent-style-name="Default">
      <style:text-properties fo:color="#00b050"/>
    </style:style>
    <style:style style:name="ConditionalStyle_5f_11" style:display-name="ConditionalStyle_11" style:family="table-cell" style:parent-style-name="Default">
      <style:text-properties fo:color="#c000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 style:data-style-name="N2" text:time-value="01:07:18.9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8T18:39:25.584000000</meta:creation-date>
    <meta:editing-duration>PT2H59M19S</meta:editing-duration>
    <meta:editing-cycles>9</meta:editing-cycles>
    <meta:generator>LibreOffice/7.1.5.2$Windows_X86_64 LibreOffice_project/85f04e9f809797b8199d13c421bd8a2b025d52b5</meta:generator>
    <dc:date>2022-10-09T04:14:48.739000000</dc:date>
    <meta:document-statistic meta:table-count="1" meta:cell-count="5425" meta:object-count="0"/>
  </office:meta>
</office:document-meta>
</file>